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7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8" style:family="paragraph" style:parent-style-name="Standard">
      <style:text-properties fo:color="#000000" style:font-name="Arial1" fo:font-size="11pt" style:font-size-asian="11pt" style:font-size-complex="11pt"/>
    </style:style>
    <style:style style:name="P9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Texte_20_de_20_saisie">
      <style:text-properties style:font-name="Arial1" fo:font-size="11pt" style:font-size-asian="11pt" style:font-size-complex="11pt"/>
    </style:style>
    <style:style style:name="P13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4" style:family="paragraph" style:parent-style-name="Text_20_body">
      <style:paragraph-properties loext:contextual-spacing="false" fo:margin-left="0cm" fo:margin-right="0cm" fo:margin-top="0cm" fo:margin-bottom="0.499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Prénom_20_NOM">
      <style:text-properties style:font-name="Arial1" fo:font-size="11pt" style:font-size-asian="11pt" style:font-size-complex="11pt"/>
    </style:style>
    <style:style style:name="P17" style:family="paragraph" style:parent-style-name="Text_20_body" style:master-page-name="">
      <style:paragraph-properties loext:contextual-spacing="false"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8" style:family="paragraph" style:parent-style-name="Text_20_body" style:master-page-name="First_20_Page">
      <style:paragraph-properties loext:contextual-spacing="false"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loext:contextual-spacing="false"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normal" fo:background-color="transparent" style:font-name-asian="Times New Roman" style:font-size-asian="11pt" style:font-weight-asian="normal" style:font-name-complex="Arial1" style:font-size-complex="11pt" style:font-weight-complex="normal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color="#000000" style:font-name="Arial1" fo:font-size="11pt" style:font-size-asian="11pt" style:font-size-complex="11pt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font-name="Arial1" fo:font-size="8pt" style:font-size-asian="8pt"/>
    </style:style>
    <style:style style:name="T8" style:family="text">
      <style:text-properties style:font-name="Arial1" fo:font-size="11pt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  <text:user-field-decl office:value-type="string" office:string-value="" text:name="adresse_nomcom"/>
        <text:user-field-decl office:value-type="string" office:string-value="" text:name="adresse_libtypevoi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8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17"/>
            </table:table-cell>
            <table:table-cell table:style-name="Tableau1.B1" office:value-type="string">
              <text:p text:style-name="P19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Standard"><text:span text:style-name="T7">Réf.: </text:span><text:span text:style-name="T3">DPAS/SIS/BADA/SUSPENSION/</text:span><text:span text:style-name="T3"><text:date style:data-style-name="N106" text:date-value="2015-04-23T11:12:57.80">2015</text:date></text:span></text:p>
              <text:p text:style-name="P5"><text:span text:style-name="T2"><text:s text:c="9"/>Matricule CAF : </text:span><text:span text:style-name="T2"><text:user-field-get text:name="dossier_matricule"/></text:span></text:p>
              <text:p text:style-name="P5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5"><text:text-input text:description="">Tél. : </text:text-input> <text:user-field-get text:name="user_numtel">user_numtel</text:user-field-get></text:p>
              <text:p text:style-name="P6"/>
              <text:p text:style-name="P6"/>
              <text:p text:style-name="P6"/>
              <text:p text:style-name="P6"/>
              <text:p text:style-name="P3">Bobigny, le <text:date style:data-style-name="N36" text:date-value="2015-04-23T11:12:57.80">23/04/2015</text:date></text:p>
            </table:table-cell>
            <table:table-cell table:style-name="Tableau1.B3" office:value-type="string">
              <text:p text:style-name="P7"><text:user-field-get text:name="adresse_numvoie"/> <text:span text:style-name="T6"><text:user-field-get text:name="adresse_libtypevoie"/></text:span><text:span text:style-name="T6"> </text:span><text:span text:style-name="T6"><text:user-field-get text:name="adresse_nomvoie"/></text:span></text:p>
              <text:p text:style-name="P7"><text:hidden-paragraph text:condition="ooow:adresse_compladr==&quot;&quot;" text:is-hidden="true"/><text:user-field-get text:name="adresse_compladr"/></text:p>
              <text:p text:style-name="P7"><text:hidden-paragraph text:condition="ooow:adresse_complideadr==&quot;&quot;" text:is-hidden="true"/><text:user-field-get text:name="adresse_complideadr"/></text:p>
              <text:p text:style-name="P8"><text:span text:style-name="T1"><text:user-field-get text:name="adresse_codepos"/></text:span><text:span text:style-name="T1"> </text:span><text:span text:style-name="T1"><text:user-field-get text:name="adresse_nomcom"/></text:span></text:p>
            </table:table-cell>
          </table:table-row>
        </table:table>
        <text:p text:style-name="P2"/>
        <text:p text:style-name="P9"/>
        <text:p text:style-name="P4"><text:user-field-get text:name="personne_qual"/>,</text:p>
        <text:p text:style-name="P4"/>
        <text:p text:style-name="P10"><text:span text:style-name="T8">Comme je vous l’indiquais dans mon courrier du </text:span><text:span text:style-name="T4"><text:user-field-get text:name="passagecommissionep_impressionconvocation"/></text:span>, l’équipe pluridisciplinaire (EP) a examiné votre situation.</text:p>
        <text:p text:style-name="P4"/>
        <text:p text:style-name="P14">Les informations recueillies font état de récentes démarches d’insertion.</text:p>
        <text:p text:style-name="P14">Votre allocation de Revenu de Solidarité Active (RSA) est donc maintenue.</text:p>
        <text:p text:style-name="P13">Je vous prie de croire, <text:user-field-get text:name="personne_qual"/>, à l'assurance de mes salutations distinguées.</text:p>
        <text:p text:style-name="P12"/>
        <text:p text:style-name="P12"/>
        <text:p text:style-name="P12"/>
        <text:p text:style-name="P15">Pour le Président du Conseil départemental</text:p>
        <text:p text:style-name="P15">et par délégation</text:p>
        <text:p text:style-name="P15"/>
        <text:p text:style-name="P16"/>
        <text:p text:style-name="P16"/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5-04-23T11:12:57.75</dc:date>
    <dc:creator>linda baitech</dc:creator>
    <meta:editing-duration>PT05H53M44S</meta:editing-duration>
    <meta:editing-cycles>108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15" meta:word-count="75" meta:character-count="546"/>
  </office:meta>
</office:document-meta>
</file>